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5cm"/>
    </style:style>
    <style:style style:name="co2" style:family="table-column">
      <style:table-column-properties fo:break-before="auto" style:column-width="4.15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238cm"/>
    </style:style>
    <style:style style:name="co5" style:family="table-column">
      <style:table-column-properties fo:break-before="auto" style:column-width="2.355cm"/>
    </style:style>
    <style:style style:name="co6" style:family="table-column">
      <style:table-column-properties fo:break-before="auto" style:column-width="2.76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35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a6ca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dcea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1000"/>
          <loext:transformation loext:type="lumoff" loext:value="8999"/>
        </loext:background-complex-color>
      </style:table-cell-properties>
      <style:paragraph-properties fo:text-align="center" css3t:text-justify="auto" fo:margin-left="0cm" style:writing-mode="page"/>
    </style:style>
    <style:style style:name="ce6" style:family="table-cell" style:parent-style-name="Default" style:data-style-name="N135">
      <style:table-cell-properties fo:background-color="#dcea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1000"/>
          <loext:transformation loext:type="lumoff" loext:value="8999"/>
        </loext:background-complex-color>
      </style:table-cell-properties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fb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35">
      <style:table-cell-properties fo:background-color="#fb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084f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1" style:family="table-cell" style:parent-style-name="Default" style:data-style-name="N135">
      <style:table-cell-properties fo:background-color="#a6ca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3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135">
      <style:table-cell-properties fo:background-color="#cc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none" fo:background-color="#cc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1" table:default-cell-style-name="ce5"/>
        <table:table-column table:style-name="co2" table:default-cell-style-name="ce5"/>
        <table:table-column table:style-name="co5" table:default-cell-style-name="ce6"/>
        <table:table-column table:style-name="co4" table:default-cell-style-name="ce5"/>
        <table:table-column table:style-name="co1" table:default-cell-style-name="ce8"/>
        <table:table-column table:style-name="co2" table:default-cell-style-name="ce8"/>
        <table:table-column table:style-name="co5" table:default-cell-style-name="ce9"/>
        <table:table-column table:style-name="co4" table:default-cell-style-name="ce8"/>
        <table:table-column table:style-name="co1" table:default-cell-style-name="ce4"/>
        <table:table-column table:style-name="co2" table:default-cell-style-name="ce4"/>
        <table:table-column table:style-name="co5" table:default-cell-style-name="ce11"/>
        <table:table-column table:style-name="co4" table:default-cell-style-name="ce4"/>
        <table:table-column table:style-name="co1" table:default-cell-style-name="ce13"/>
        <table:table-column table:style-name="co2" table:default-cell-style-name="ce13"/>
        <table:table-column table:style-name="co5" table:default-cell-style-name="ce14"/>
        <table:table-column table:style-name="co4" table:default-cell-style-name="ce13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6360" table:default-cell-style-name="Default"/>
        <table:table-row table:style-name="ro1">
          <table:table-cell table:style-name="ce1" office:value-type="string" calcext:value-type="string">
            <text:p>Platz</text:p>
          </table:table-cell>
          <table:table-cell table:style-name="ce1" office:value-type="string" calcext:value-type="string">
            <text:p>Ak1(5-8 Jahre)</text:p>
          </table:table-cell>
          <table:table-cell table:style-name="ce1" office:value-type="string" calcext:value-type="string">
            <text:p>Zeit</text:p>
          </table:table-cell>
          <table:table-cell table:style-name="ce1" office:value-type="string" calcext:value-type="string">
            <text:p>Bahn</text:p>
          </table:table-cell>
          <table:table-cell table:style-name="ce4" office:value-type="string" calcext:value-type="string">
            <text:p>Platz</text:p>
          </table:table-cell>
          <table:table-cell table:style-name="ce4" office:value-type="string" calcext:value-type="string">
            <text:p>Ak2(9-12 Jahre)</text:p>
          </table:table-cell>
          <table:table-cell table:style-name="ce4" office:value-type="string" calcext:value-type="string">
            <text:p>Zeit</text:p>
          </table:table-cell>
          <table:table-cell table:style-name="ce4" office:value-type="string" calcext:value-type="string">
            <text:p>Bahn</text:p>
          </table:table-cell>
          <table:table-cell table:style-name="ce7" office:value-type="string" calcext:value-type="string">
            <text:p>Platz</text:p>
          </table:table-cell>
          <table:table-cell table:style-name="ce7" office:value-type="string" calcext:value-type="string">
            <text:p>Ak3(13-17 Jahre)</text:p>
          </table:table-cell>
          <table:table-cell table:style-name="ce7" office:value-type="string" calcext:value-type="string">
            <text:p>Zeit</text:p>
          </table:table-cell>
          <table:table-cell table:style-name="ce7" office:value-type="string" calcext:value-type="string">
            <text:p>Bahn</text:p>
          </table:table-cell>
          <table:table-cell table:style-name="ce10" office:value-type="string" calcext:value-type="string">
            <text:p>Platz</text:p>
          </table:table-cell>
          <table:table-cell table:style-name="ce10" office:value-type="string" calcext:value-type="string">
            <text:p>Ak4(18+ Jahre)</text:p>
          </table:table-cell>
          <table:table-cell table:style-name="ce10" office:value-type="string" calcext:value-type="string">
            <text:p>Zeit</text:p>
          </table:table-cell>
          <table:table-cell table:style-name="ce10" office:value-type="string" calcext:value-type="string">
            <text:p>Bahn</text:p>
          </table:table-cell>
          <table:table-cell table:style-name="ce12" office:value-type="string" calcext:value-type="string">
            <text:p>Platz</text:p>
          </table:table-cell>
          <table:table-cell table:style-name="ce12" office:value-type="string" calcext:value-type="string">
            <text:p>Ak1 Mitarbeiter</text:p>
          </table:table-cell>
          <table:table-cell table:style-name="ce12" office:value-type="string" calcext:value-type="string">
            <text:p>Zeit</text:p>
          </table:table-cell>
          <table:table-cell table:style-name="ce12" office:value-type="string" calcext:value-type="string">
            <text:p>Bahn</text:p>
          </table:table-cell>
          <table:table-cell table:number-columns-repeated="1636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[.$W9];&quot; &quot;;[.$X9])" office:value-type="string" office:string-value="Fabian Atz" calcext:value-type="string">
            <text:p>Fabian Atz</text:p>
          </table:table-cell>
          <table:table-cell office:value-type="float" office:value="13.526" calcext:value-type="float">
            <text:p>13,52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[.$W9];&quot; &quot;;[.$X9])" office:value-type="string" office:string-value="Fabian Atz" calcext:value-type="string">
            <text:p>Fabian Atz</text:p>
          </table:table-cell>
          <table:table-cell office:value-type="float" office:value="16.247" calcext:value-type="float">
            <text:p>16,24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[.$W9];&quot; &quot;;[.$X9])" office:value-type="string" office:string-value="Fabian Atz" calcext:value-type="string">
            <text:p>Fabian Atz</text:p>
          </table:table-cell>
          <table:table-cell office:value-type="float" office:value="13.526" calcext:value-type="float">
            <text:p>13,52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[.$W9];&quot; &quot;;[.$X9])" office:value-type="string" office:string-value="Fabian Atz" calcext:value-type="string">
            <text:p>Fabian Atz</text:p>
          </table:table-cell>
          <table:table-cell office:value-type="float" office:value="11.232" calcext:value-type="float">
            <text:p>11,23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[.$W9];&quot; &quot;;[.$X9])" office:value-type="string" office:string-value="Fabian Atz" calcext:value-type="string">
            <text:p>Fabian Atz</text:p>
          </table:table-cell>
          <table:table-cell office:value-type="float" office:value="14.237" calcext:value-type="float">
            <text:p>14,237</text:p>
          </table:table-cell>
          <table:table-cell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NCATENATE([.$W10];&quot; &quot;;[.$X10])" office:value-type="string" office:string-value="Niklas Hardwig" calcext:value-type="string">
            <text:p>Niklas Hardwig</text:p>
          </table:table-cell>
          <table:table-cell office:value-type="float" office:value="23.526" calcext:value-type="float">
            <text:p>23,526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CONCATENATE([.$W10];&quot; &quot;;[.$X10])" office:value-type="string" office:string-value="Niklas Hardwig" calcext:value-type="string">
            <text:p>Niklas Hardwig</text:p>
          </table:table-cell>
          <table:table-cell office:value-type="float" office:value="23.526" calcext:value-type="float">
            <text:p>23,526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CONCATENATE([.$W10];&quot; &quot;;[.$X10])" office:value-type="string" office:string-value="Niklas Hardwig" calcext:value-type="string">
            <text:p>Niklas Hardwig</text:p>
          </table:table-cell>
          <table:table-cell office:value-type="float" office:value="14.256" calcext:value-type="float">
            <text:p>14,256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CONCATENATE([.$W10];&quot; &quot;;[.$X10])" office:value-type="string" office:string-value="Niklas Hardwig" calcext:value-type="string">
            <text:p>Niklas Hardwig</text:p>
          </table:table-cell>
          <table:table-cell office:value-type="float" office:value="47.26" calcext:value-type="float">
            <text:p>47,260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CONCATENATE([.$W10];&quot; &quot;;[.$X10])" office:value-type="string" office:string-value="Niklas Hardwig" calcext:value-type="string">
            <text:p>Niklas Hardwig</text:p>
          </table:table-cell>
          <table:table-cell office:value-type="float" office:value="23.526" calcext:value-type="float">
            <text:p>23,526</text:p>
          </table:table-cell>
          <table:table-cell office:value-type="string" calcext:value-type="string">
            <text:p>B</text:p>
          </table:table-cell>
          <table:table-cell table:number-columns-repeated="1636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NCATENATE([.$W11];&quot; &quot;;[.$X11])" office:value-type="string" office:string-value="Simon Schäfer" calcext:value-type="string">
            <text:p>Simon Schäfer</text:p>
          </table:table-cell>
          <table:table-cell office:value-type="float" office:value="15.265" calcext:value-type="float">
            <text:p>15,26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CONCATENATE([.$W11];&quot; &quot;;[.$X11])" office:value-type="string" office:string-value="Simon Schäfer" calcext:value-type="string">
            <text:p>Simon Schäfer</text:p>
          </table:table-cell>
          <table:table-cell office:value-type="float" office:value="30.805" calcext:value-type="float">
            <text:p>30,80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CONCATENATE([.$W11];&quot; &quot;;[.$X11])" office:value-type="string" office:string-value="Simon Schäfer" calcext:value-type="string">
            <text:p>Simon Schäfer</text:p>
          </table:table-cell>
          <table:table-cell office:value-type="float" office:value="14.986" calcext:value-type="float">
            <text:p>14,986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CONCATENATE([.$W11];&quot; &quot;;[.$X11])" office:value-type="string" office:string-value="Simon Schäfer" calcext:value-type="string">
            <text:p>Simon Schäfer</text:p>
          </table:table-cell>
          <table:table-cell office:value-type="float" office:value="83.288" calcext:value-type="float">
            <text:p>83,288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CONCATENATE([.$W11];&quot; &quot;;[.$X11])" office:value-type="string" office:string-value="Simon Schäfer" calcext:value-type="string">
            <text:p>Simon Schäfer</text:p>
          </table:table-cell>
          <table:table-cell office:value-type="float" office:value="32.815" calcext:value-type="float">
            <text:p>32,815</text:p>
          </table:table-cell>
          <table:table-cell office:value-type="string" calcext:value-type="string">
            <text:p>D</text:p>
          </table:table-cell>
          <table:table-cell table:number-columns-repeated="1636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[.$W12];&quot; &quot;;[.$X12])" office:value-type="string" office:string-value="Jannik Chawawczak" calcext:value-type="string">
            <text:p>Jannik Chawawczak</text:p>
          </table:table-cell>
          <table:table-cell office:value-type="float" office:value="14.265" calcext:value-type="float">
            <text:p>14,26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NCATENATE([.$W12];&quot; &quot;;[.$X12])" office:value-type="string" office:string-value="Jannik Chawawczak" calcext:value-type="string">
            <text:p>Jannik Chawawczak</text:p>
          </table:table-cell>
          <table:table-cell office:value-type="float" office:value="38.084" calcext:value-type="float">
            <text:p>38,08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NCATENATE([.$W12];&quot; &quot;;[.$X12])" office:value-type="string" office:string-value="Jannik Chawawczak" calcext:value-type="string">
            <text:p>Jannik Chawawczak</text:p>
          </table:table-cell>
          <table:table-cell office:value-type="float" office:value="15.716" calcext:value-type="float">
            <text:p>15,7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NCATENATE([.$W12];&quot; &quot;;[.$X12])" office:value-type="string" office:string-value="Jannik Chawawczak" calcext:value-type="string">
            <text:p>Jannik Chawawczak</text:p>
          </table:table-cell>
          <table:table-cell office:value-type="float" office:value="119.316" calcext:value-type="float">
            <text:p>119,3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NCATENATE([.$W12];&quot; &quot;;[.$X12])" office:value-type="string" office:string-value="Jannik Chawawczak" calcext:value-type="string">
            <text:p>Jannik Chawawczak</text:p>
          </table:table-cell>
          <table:table-cell office:value-type="float" office:value="42.104" calcext:value-type="float">
            <text:p>42,104</text:p>
          </table:table-cell>
          <table:table-cell office:value-type="string" calcext:value-type="string">
            <text:p>C</text:p>
          </table:table-cell>
          <table:table-cell table:number-columns-repeated="1636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NCATENATE([.$W13];&quot; &quot;;[.$X13])" office:value-type="string" office:string-value="Max Erl" calcext:value-type="string">
            <text:p>Max Erl</text:p>
          </table:table-cell>
          <table:table-cell office:value-type="float" office:value="12.698" calcext:value-type="float">
            <text:p>12,69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CONCATENATE([.$W13];&quot; &quot;;[.$X13])" office:value-type="string" office:string-value="Max Erl" calcext:value-type="string">
            <text:p>Max Erl</text:p>
          </table:table-cell>
          <table:table-cell office:value-type="float" office:value="45.363" calcext:value-type="float">
            <text:p>45,36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CONCATENATE([.$W13];&quot; &quot;;[.$X13])" office:value-type="string" office:string-value="Max Erl" calcext:value-type="string">
            <text:p>Max Erl</text:p>
          </table:table-cell>
          <table:table-cell office:value-type="float" office:value="16.446" calcext:value-type="float">
            <text:p>16,446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CONCATENATE([.$W13];&quot; &quot;;[.$X13])" office:value-type="string" office:string-value="Max Erl" calcext:value-type="string">
            <text:p>Max Erl</text:p>
          </table:table-cell>
          <table:table-cell office:value-type="float" office:value="155.344" calcext:value-type="float">
            <text:p>155,344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CONCATENATE([.$W13];&quot; &quot;;[.$X13])" office:value-type="string" office:string-value="Max Erl" calcext:value-type="string">
            <text:p>Max Erl</text:p>
          </table:table-cell>
          <table:table-cell office:value-type="float" office:value="51.393" calcext:value-type="float">
            <text:p>51,393</text:p>
          </table:table-cell>
          <table:table-cell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NCATENATE([.$W14];&quot; &quot;;[.$X14])" office:value-type="string" office:string-value="Eren Akbaba" calcext:value-type="string">
            <text:p>Eren Akbaba</text:p>
          </table:table-cell>
          <table:table-cell office:value-type="float" office:value="13.369" calcext:value-type="float">
            <text:p>13,369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CONCATENATE([.$W14];&quot; &quot;;[.$X14])" office:value-type="string" office:string-value="Eren Akbaba" calcext:value-type="string">
            <text:p>Eren Akbaba</text:p>
          </table:table-cell>
          <table:table-cell office:value-type="float" office:value="52.642" calcext:value-type="float">
            <text:p>52,642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CONCATENATE([.$W14];&quot; &quot;;[.$X14])" office:value-type="string" office:string-value="Eren Akbaba" calcext:value-type="string">
            <text:p>Eren Akbaba</text:p>
          </table:table-cell>
          <table:table-cell office:value-type="float" office:value="17.176" calcext:value-type="float">
            <text:p>17,176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CONCATENATE([.$W14];&quot; &quot;;[.$X14])" office:value-type="string" office:string-value="Eren Akbaba" calcext:value-type="string">
            <text:p>Eren Akbaba</text:p>
          </table:table-cell>
          <table:table-cell office:value-type="float" office:value="191.372" calcext:value-type="float">
            <text:p>191,372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CONCATENATE([.$W14];&quot; &quot;;[.$X14])" office:value-type="string" office:string-value="Eren Akbaba" calcext:value-type="string">
            <text:p>Eren Akbaba</text:p>
          </table:table-cell>
          <table:table-cell office:value-type="float" office:value="60.682" calcext:value-type="float">
            <text:p>60,682</text:p>
          </table:table-cell>
          <table:table-cell office:value-type="string" calcext:value-type="string">
            <text:p>D</text:p>
          </table:table-cell>
          <table:table-cell table:number-columns-repeated="1636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NCATENATE([.$W15];&quot; &quot;;[.$X1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NCATENATE([.$W15];&quot; &quot;;[.$X1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NCATENATE([.$W15];&quot; &quot;;[.$X1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NCATENATE([.$W15];&quot; &quot;;[.$X1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NCATENATE([.$W15];&quot; &quot;;[.$X15])" office:value-type="string" office:string-value=" " calcext:value-type="string">
            <text:p><text:s/></text:p>
          </table:table-cell>
          <table:table-cell office:value-type="float" office:value="12.578" calcext:value-type="float">
            <text:p>12,578</text:p>
          </table:table-cell>
          <table:table-cell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[.$W16];&quot; &quot;;[.$X1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NCATENATE([.$W16];&quot; &quot;;[.$X1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NCATENATE([.$W16];&quot; &quot;;[.$X1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NCATENATE([.$W16];&quot; &quot;;[.$X1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NCATENATE([.$W16];&quot; &quot;;[.$X16])" office:value-type="string" office:string-value=" " calcext:value-type="string">
            <text:p><text:s/></text:p>
          </table:table-cell>
          <table:table-cell table:number-columns-repeated="4"/>
          <table:table-cell office:value-type="string" calcext:value-type="string">
            <text:p>Fabian</text:p>
          </table:table-cell>
          <table:table-cell office:value-type="string" calcext:value-type="string">
            <text:p>Atz</text:p>
          </table:table-cell>
          <table:table-cell table:number-columns-repeated="1636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NCATENATE([.$W17];&quot; &quot;;[.$X17])" office:value-type="string" office:string-value="Niels " calcext:value-type="string">
            <text:p>Niels 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[.$W17];&quot; &quot;;[.$X17])" office:value-type="string" office:string-value="Niels " calcext:value-type="string">
            <text:p>Niels 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[.$W17];&quot; &quot;;[.$X17])" office:value-type="string" office:string-value="Niels " calcext:value-type="string">
            <text:p>Niels 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[.$W17];&quot; &quot;;[.$X17])" office:value-type="string" office:string-value="Niels " calcext:value-type="string">
            <text:p>Niels 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[.$W17];&quot; &quot;;[.$X17])" office:value-type="string" office:string-value="Niels " calcext:value-type="string">
            <text:p>Niels </text:p>
          </table:table-cell>
          <table:table-cell table:number-columns-repeated="4"/>
          <table:table-cell table:style-name="ce13" office:value-type="string" calcext:value-type="string">
            <text:p>Niklas</text:p>
          </table:table-cell>
          <table:table-cell office:value-type="string" calcext:value-type="string">
            <text:p>Hardwig</text:p>
          </table:table-cell>
          <table:table-cell table:number-columns-repeated="1636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$W18];&quot; &quot;;[.$X18])" office:value-type="string" office:string-value="Sven " calcext:value-type="string">
            <text:p>Sven 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$W18];&quot; &quot;;[.$X18])" office:value-type="string" office:string-value="Sven " calcext:value-type="string">
            <text:p>Sven 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$W18];&quot; &quot;;[.$X18])" office:value-type="string" office:string-value="Sven " calcext:value-type="string">
            <text:p>Sven 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$W18];&quot; &quot;;[.$X18])" office:value-type="string" office:string-value="Sven " calcext:value-type="string">
            <text:p>Sven 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$W18];&quot; &quot;;[.$X18])" office:value-type="string" office:string-value="Sven " calcext:value-type="string">
            <text:p>Sven </text:p>
          </table:table-cell>
          <table:table-cell table:number-columns-repeated="4"/>
          <table:table-cell table:style-name="ce13" office:value-type="string" calcext:value-type="string">
            <text:p>Simon</text:p>
          </table:table-cell>
          <table:table-cell office:value-type="string" calcext:value-type="string">
            <text:p>Schäfer</text:p>
          </table:table-cell>
          <table:table-cell table:number-columns-repeated="1636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NCATENATE([.$W19];&quot; &quot;;[.$X19])" office:value-type="string" office:string-value="Kevin " calcext:value-type="string">
            <text:p>Kevin 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NCATENATE([.$W19];&quot; &quot;;[.$X19])" office:value-type="string" office:string-value="Kevin " calcext:value-type="string">
            <text:p>Kevin 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NCATENATE([.$W19];&quot; &quot;;[.$X19])" office:value-type="string" office:string-value="Kevin " calcext:value-type="string">
            <text:p>Kevin 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NCATENATE([.$W19];&quot; &quot;;[.$X19])" office:value-type="string" office:string-value="Kevin " calcext:value-type="string">
            <text:p>Kevin 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NCATENATE([.$W19];&quot; &quot;;[.$X19])" office:value-type="string" office:string-value="Kevin " calcext:value-type="string">
            <text:p>Kevin </text:p>
          </table:table-cell>
          <table:table-cell table:number-columns-repeated="4"/>
          <table:table-cell table:style-name="ce13" office:value-type="string" calcext:value-type="string">
            <text:p>Jannik</text:p>
          </table:table-cell>
          <table:table-cell office:value-type="string" calcext:value-type="string">
            <text:p>Chawawczak</text:p>
          </table:table-cell>
          <table:table-cell table:number-columns-repeated="1636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$W20];&quot; &quot;;[.$X2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NCATENATE([.$W20];&quot; &quot;;[.$X2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NCATENATE([.$W20];&quot; &quot;;[.$X2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NCATENATE([.$W20];&quot; &quot;;[.$X2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NCATENATE([.$W20];&quot; &quot;;[.$X20])" office:value-type="string" office:string-value=" " calcext:value-type="string">
            <text:p><text:s/></text:p>
          </table:table-cell>
          <table:table-cell table:number-columns-repeated="4"/>
          <table:table-cell table:style-name="ce13" office:value-type="string" calcext:value-type="string">
            <text:p>Max</text:p>
          </table:table-cell>
          <table:table-cell office:value-type="string" calcext:value-type="string">
            <text:p>Erl</text:p>
          </table:table-cell>
          <table:table-cell table:number-columns-repeated="1636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NCATENATE([.$W21];&quot; &quot;;[.$X2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NCATENATE([.$W21];&quot; &quot;;[.$X2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NCATENATE([.$W21];&quot; &quot;;[.$X2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NCATENATE([.$W21];&quot; &quot;;[.$X2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NCATENATE([.$W21];&quot; &quot;;[.$X21])" office:value-type="string" office:string-value=" " calcext:value-type="string">
            <text:p><text:s/></text:p>
          </table:table-cell>
          <table:table-cell table:number-columns-repeated="4"/>
          <table:table-cell table:style-name="ce13" office:value-type="string" calcext:value-type="string">
            <text:p>Eren</text:p>
          </table:table-cell>
          <table:table-cell office:value-type="string" calcext:value-type="string">
            <text:p>Akbaba</text:p>
          </table:table-cell>
          <table:table-cell table:number-columns-repeated="1636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$W22];&quot; &quot;;[.$X2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NCATENATE([.$W22];&quot; &quot;;[.$X2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NCATENATE([.$W22];&quot; &quot;;[.$X2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NCATENATE([.$W22];&quot; &quot;;[.$X2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NCATENATE([.$W22];&quot; &quot;;[.$X22])" office:value-type="string" office:string-value=" " calcext:value-type="string">
            <text:p><text:s/></text:p>
          </table:table-cell>
          <table:table-cell table:number-columns-repeated="4"/>
          <table:table-cell table:style-name="ce15"/>
          <table:table-cell table:number-columns-repeated="1636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NCATENATE([.$W23];&quot; &quot;;[.$X2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NCATENATE([.$W23];&quot; &quot;;[.$X2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NCATENATE([.$W23];&quot; &quot;;[.$X2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NCATENATE([.$W23];&quot; &quot;;[.$X2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NCATENATE([.$W23];&quot; &quot;;[.$X23])" office:value-type="string" office:string-value=" " calcext:value-type="string">
            <text:p><text:s/></text:p>
          </table:table-cell>
          <table:table-cell table:number-columns-repeated="4"/>
          <table:table-cell table:style-name="ce15"/>
          <table:table-cell table:number-columns-repeated="1636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$W24];&quot; &quot;;[.$X2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$W24];&quot; &quot;;[.$X2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$W24];&quot; &quot;;[.$X2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$W24];&quot; &quot;;[.$X2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$W24];&quot; &quot;;[.$X24])" office:value-type="string" office:string-value=" " calcext:value-type="string">
            <text:p><text:s/></text:p>
          </table:table-cell>
          <table:table-cell table:number-columns-repeated="4"/>
          <table:table-cell table:style-name="ce15" office:value-type="string" calcext:value-type="string">
            <text:p>Niels</text:p>
          </table:table-cell>
          <table:table-cell table:number-columns-repeated="1636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NCATENATE([.$W25];&quot; &quot;;[.$X2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$W25];&quot; &quot;;[.$X2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$W25];&quot; &quot;;[.$X2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$W25];&quot; &quot;;[.$X2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$W25];&quot; &quot;;[.$X25])" office:value-type="string" office:string-value=" " calcext:value-type="string">
            <text:p><text:s/></text:p>
          </table:table-cell>
          <table:table-cell table:number-columns-repeated="4"/>
          <table:table-cell table:style-name="ce15" office:value-type="string" calcext:value-type="string">
            <text:p>Sven</text:p>
          </table:table-cell>
          <table:table-cell table:number-columns-repeated="1636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NCATENATE([.$W26];&quot; &quot;;[.$X2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$W26];&quot; &quot;;[.$X2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$W26];&quot; &quot;;[.$X2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$W26];&quot; &quot;;[.$X2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$W26];&quot; &quot;;[.$X26])" office:value-type="string" office:string-value=" " calcext:value-type="string">
            <text:p><text:s/></text:p>
          </table:table-cell>
          <table:table-cell table:number-columns-repeated="4"/>
          <table:table-cell table:style-name="ce15" office:value-type="string" calcext:value-type="string">
            <text:p>Kevin</text:p>
          </table:table-cell>
          <table:table-cell table:number-columns-repeated="1636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NCATENATE([.$W27];&quot; &quot;;[.$X2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$W27];&quot; &quot;;[.$X2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$W27];&quot; &quot;;[.$X2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$W27];&quot; &quot;;[.$X2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$W27];&quot; &quot;;[.$X27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NCATENATE([.$W28];&quot; &quot;;[.$X2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NCATENATE([.$W28];&quot; &quot;;[.$X2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NCATENATE([.$W28];&quot; &quot;;[.$X2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NCATENATE([.$W28];&quot; &quot;;[.$X2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NCATENATE([.$W28];&quot; &quot;;[.$X28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NCATENATE([.$W29];&quot; &quot;;[.$X2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NCATENATE([.$W29];&quot; &quot;;[.$X2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NCATENATE([.$W29];&quot; &quot;;[.$X2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NCATENATE([.$W29];&quot; &quot;;[.$X2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NCATENATE([.$W29];&quot; &quot;;[.$X29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NCATENATE([.$W30];&quot; &quot;;[.$X3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NCATENATE([.$W30];&quot; &quot;;[.$X3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NCATENATE([.$W30];&quot; &quot;;[.$X3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NCATENATE([.$W30];&quot; &quot;;[.$X3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NCATENATE([.$W30];&quot; &quot;;[.$X30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NCATENATE([.$W31];&quot; &quot;;[.$X3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NCATENATE([.$W31];&quot; &quot;;[.$X3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NCATENATE([.$W31];&quot; &quot;;[.$X3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NCATENATE([.$W31];&quot; &quot;;[.$X3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NCATENATE([.$W31];&quot; &quot;;[.$X31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NCATENATE([.$W32];&quot; &quot;;[.$X3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NCATENATE([.$W32];&quot; &quot;;[.$X3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NCATENATE([.$W32];&quot; &quot;;[.$X3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NCATENATE([.$W32];&quot; &quot;;[.$X3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NCATENATE([.$W32];&quot; &quot;;[.$X32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NCATENATE([.$W33];&quot; &quot;;[.$X3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CONCATENATE([.$W33];&quot; &quot;;[.$X3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CONCATENATE([.$W33];&quot; &quot;;[.$X3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CONCATENATE([.$W33];&quot; &quot;;[.$X3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CONCATENATE([.$W33];&quot; &quot;;[.$X33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NCATENATE([.$W34];&quot; &quot;;[.$X3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NCATENATE([.$W34];&quot; &quot;;[.$X3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NCATENATE([.$W34];&quot; &quot;;[.$X3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NCATENATE([.$W34];&quot; &quot;;[.$X3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NCATENATE([.$W34];&quot; &quot;;[.$X34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NCATENATE([.$W35];&quot; &quot;;[.$X3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NCATENATE([.$W35];&quot; &quot;;[.$X3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NCATENATE([.$W35];&quot; &quot;;[.$X3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NCATENATE([.$W35];&quot; &quot;;[.$X3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NCATENATE([.$W35];&quot; &quot;;[.$X35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NCATENATE([.$W36];&quot; &quot;;[.$X3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NCATENATE([.$W36];&quot; &quot;;[.$X3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NCATENATE([.$W36];&quot; &quot;;[.$X3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NCATENATE([.$W36];&quot; &quot;;[.$X3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NCATENATE([.$W36];&quot; &quot;;[.$X36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NCATENATE([.$W37];&quot; &quot;;[.$X3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[.$W37];&quot; &quot;;[.$X3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[.$W37];&quot; &quot;;[.$X3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[.$W37];&quot; &quot;;[.$X3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[.$W37];&quot; &quot;;[.$X37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NCATENATE([.$W38];&quot; &quot;;[.$X3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NCATENATE([.$W38];&quot; &quot;;[.$X3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NCATENATE([.$W38];&quot; &quot;;[.$X3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NCATENATE([.$W38];&quot; &quot;;[.$X3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NCATENATE([.$W38];&quot; &quot;;[.$X38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NCATENATE([.$W39];&quot; &quot;;[.$X3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NCATENATE([.$W39];&quot; &quot;;[.$X3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NCATENATE([.$W39];&quot; &quot;;[.$X3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NCATENATE([.$W39];&quot; &quot;;[.$X3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NCATENATE([.$W39];&quot; &quot;;[.$X39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NCATENATE([.$W40];&quot; &quot;;[.$X4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NCATENATE([.$W40];&quot; &quot;;[.$X4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NCATENATE([.$W40];&quot; &quot;;[.$X4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NCATENATE([.$W40];&quot; &quot;;[.$X4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NCATENATE([.$W40];&quot; &quot;;[.$X40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NCATENATE([.$W41];&quot; &quot;;[.$X4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$W41];&quot; &quot;;[.$X4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$W41];&quot; &quot;;[.$X4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$W41];&quot; &quot;;[.$X4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$W41];&quot; &quot;;[.$X41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NCATENATE([.$W42];&quot; &quot;;[.$X4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NCATENATE([.$W42];&quot; &quot;;[.$X4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NCATENATE([.$W42];&quot; &quot;;[.$X4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NCATENATE([.$W42];&quot; &quot;;[.$X4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NCATENATE([.$W42];&quot; &quot;;[.$X42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NCATENATE([.$W43];&quot; &quot;;[.$X4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[.$W43];&quot; &quot;;[.$X4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[.$W43];&quot; &quot;;[.$X4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[.$W43];&quot; &quot;;[.$X4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[.$W43];&quot; &quot;;[.$X43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NCATENATE([.$W44];&quot; &quot;;[.$X4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$W44];&quot; &quot;;[.$X4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$W44];&quot; &quot;;[.$X4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$W44];&quot; &quot;;[.$X4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$W44];&quot; &quot;;[.$X44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NCATENATE([.$W45];&quot; &quot;;[.$X4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[.$W45];&quot; &quot;;[.$X4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[.$W45];&quot; &quot;;[.$X4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[.$W45];&quot; &quot;;[.$X4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[.$W45];&quot; &quot;;[.$X45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NCATENATE([.$W46];&quot; &quot;;[.$X4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$W46];&quot; &quot;;[.$X4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$W46];&quot; &quot;;[.$X4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$W46];&quot; &quot;;[.$X4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$W46];&quot; &quot;;[.$X46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NCATENATE([.$W47];&quot; &quot;;[.$X4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CONCATENATE([.$W47];&quot; &quot;;[.$X4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CONCATENATE([.$W47];&quot; &quot;;[.$X4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CONCATENATE([.$W47];&quot; &quot;;[.$X4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CONCATENATE([.$W47];&quot; &quot;;[.$X47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NCATENATE([.$W48];&quot; &quot;;[.$X4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CONCATENATE([.$W48];&quot; &quot;;[.$X4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CONCATENATE([.$W48];&quot; &quot;;[.$X4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CONCATENATE([.$W48];&quot; &quot;;[.$X4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CONCATENATE([.$W48];&quot; &quot;;[.$X48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NCATENATE([.$W49];&quot; &quot;;[.$X4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$W49];&quot; &quot;;[.$X4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$W49];&quot; &quot;;[.$X4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$W49];&quot; &quot;;[.$X4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$W49];&quot; &quot;;[.$X49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NCATENATE([.$W50];&quot; &quot;;[.$X5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CONCATENATE([.$W50];&quot; &quot;;[.$X5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CONCATENATE([.$W50];&quot; &quot;;[.$X5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CONCATENATE([.$W50];&quot; &quot;;[.$X5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CONCATENATE([.$W50];&quot; &quot;;[.$X50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NCATENATE([.$W51];&quot; &quot;;[.$X5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CONCATENATE([.$W51];&quot; &quot;;[.$X5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CONCATENATE([.$W51];&quot; &quot;;[.$X5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CONCATENATE([.$W51];&quot; &quot;;[.$X5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CONCATENATE([.$W51];&quot; &quot;;[.$X51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NCATENATE([.$W52];&quot; &quot;;[.$X5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CONCATENATE([.$W52];&quot; &quot;;[.$X5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CONCATENATE([.$W52];&quot; &quot;;[.$X5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CONCATENATE([.$W52];&quot; &quot;;[.$X5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CONCATENATE([.$W52];&quot; &quot;;[.$X52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NCATENATE([.$W53];&quot; &quot;;[.$X5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NCATENATE([.$W53];&quot; &quot;;[.$X5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NCATENATE([.$W53];&quot; &quot;;[.$X5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NCATENATE([.$W53];&quot; &quot;;[.$X5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NCATENATE([.$W53];&quot; &quot;;[.$X53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NCATENATE([.$W54];&quot; &quot;;[.$X5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CONCATENATE([.$W54];&quot; &quot;;[.$X5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CONCATENATE([.$W54];&quot; &quot;;[.$X5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CONCATENATE([.$W54];&quot; &quot;;[.$X5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CONCATENATE([.$W54];&quot; &quot;;[.$X54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NCATENATE([.$W55];&quot; &quot;;[.$X5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NCATENATE([.$W55];&quot; &quot;;[.$X5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NCATENATE([.$W55];&quot; &quot;;[.$X5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NCATENATE([.$W55];&quot; &quot;;[.$X5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NCATENATE([.$W55];&quot; &quot;;[.$X55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NCATENATE([.$W56];&quot; &quot;;[.$X5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CONCATENATE([.$W56];&quot; &quot;;[.$X5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CONCATENATE([.$W56];&quot; &quot;;[.$X5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CONCATENATE([.$W56];&quot; &quot;;[.$X5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CONCATENATE([.$W56];&quot; &quot;;[.$X56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NCATENATE([.$W57];&quot; &quot;;[.$X5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NCATENATE([.$W57];&quot; &quot;;[.$X5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NCATENATE([.$W57];&quot; &quot;;[.$X5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NCATENATE([.$W57];&quot; &quot;;[.$X5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NCATENATE([.$W57];&quot; &quot;;[.$X57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NCATENATE([.$W58];&quot; &quot;;[.$X5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CONCATENATE([.$W58];&quot; &quot;;[.$X5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CONCATENATE([.$W58];&quot; &quot;;[.$X5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CONCATENATE([.$W58];&quot; &quot;;[.$X5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CONCATENATE([.$W58];&quot; &quot;;[.$X58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NCATENATE([.$W59];&quot; &quot;;[.$X5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$W59];&quot; &quot;;[.$X5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$W59];&quot; &quot;;[.$X5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$W59];&quot; &quot;;[.$X5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$W59];&quot; &quot;;[.$X59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NCATENATE([.$W60];&quot; &quot;;[.$X6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[.$W60];&quot; &quot;;[.$X6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[.$W60];&quot; &quot;;[.$X6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[.$W60];&quot; &quot;;[.$X6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[.$W60];&quot; &quot;;[.$X60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NCATENATE([.$W61];&quot; &quot;;[.$X6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$W61];&quot; &quot;;[.$X6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$W61];&quot; &quot;;[.$X6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$W61];&quot; &quot;;[.$X6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$W61];&quot; &quot;;[.$X61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NCATENATE([.$W62];&quot; &quot;;[.$X6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$W62];&quot; &quot;;[.$X6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$W62];&quot; &quot;;[.$X6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$W62];&quot; &quot;;[.$X6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$W62];&quot; &quot;;[.$X62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NCATENATE([.$W63];&quot; &quot;;[.$X6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NCATENATE([.$W63];&quot; &quot;;[.$X6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NCATENATE([.$W63];&quot; &quot;;[.$X6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NCATENATE([.$W63];&quot; &quot;;[.$X6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NCATENATE([.$W63];&quot; &quot;;[.$X63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NCATENATE([.$W64];&quot; &quot;;[.$X6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[.$W64];&quot; &quot;;[.$X6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[.$W64];&quot; &quot;;[.$X6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[.$W64];&quot; &quot;;[.$X6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[.$W64];&quot; &quot;;[.$X64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NCATENATE([.$W65];&quot; &quot;;[.$X6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$W65];&quot; &quot;;[.$X6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$W65];&quot; &quot;;[.$X6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$W65];&quot; &quot;;[.$X6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$W65];&quot; &quot;;[.$X65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NCATENATE([.$W66];&quot; &quot;;[.$X6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NCATENATE([.$W66];&quot; &quot;;[.$X6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NCATENATE([.$W66];&quot; &quot;;[.$X6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NCATENATE([.$W66];&quot; &quot;;[.$X6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NCATENATE([.$W66];&quot; &quot;;[.$X66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NCATENATE([.$W67];&quot; &quot;;[.$X6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NCATENATE([.$W67];&quot; &quot;;[.$X6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NCATENATE([.$W67];&quot; &quot;;[.$X6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NCATENATE([.$W67];&quot; &quot;;[.$X6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NCATENATE([.$W67];&quot; &quot;;[.$X67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NCATENATE([.$W68];&quot; &quot;;[.$X6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$W68];&quot; &quot;;[.$X6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$W68];&quot; &quot;;[.$X6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$W68];&quot; &quot;;[.$X6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$W68];&quot; &quot;;[.$X68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NCATENATE([.$W69];&quot; &quot;;[.$X6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$W69];&quot; &quot;;[.$X6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$W69];&quot; &quot;;[.$X6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$W69];&quot; &quot;;[.$X6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$W69];&quot; &quot;;[.$X69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NCATENATE([.$W70];&quot; &quot;;[.$X7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NCATENATE([.$W70];&quot; &quot;;[.$X7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NCATENATE([.$W70];&quot; &quot;;[.$X7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NCATENATE([.$W70];&quot; &quot;;[.$X7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NCATENATE([.$W70];&quot; &quot;;[.$X70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NCATENATE([.$W71];&quot; &quot;;[.$X7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CONCATENATE([.$W71];&quot; &quot;;[.$X7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CONCATENATE([.$W71];&quot; &quot;;[.$X7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CONCATENATE([.$W71];&quot; &quot;;[.$X7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CONCATENATE([.$W71];&quot; &quot;;[.$X71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NCATENATE([.$W72];&quot; &quot;;[.$X7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CONCATENATE([.$W72];&quot; &quot;;[.$X7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CONCATENATE([.$W72];&quot; &quot;;[.$X7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CONCATENATE([.$W72];&quot; &quot;;[.$X7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CONCATENATE([.$W72];&quot; &quot;;[.$X72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NCATENATE([.$W73];&quot; &quot;;[.$X7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CONCATENATE([.$W73];&quot; &quot;;[.$X7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CONCATENATE([.$W73];&quot; &quot;;[.$X7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CONCATENATE([.$W73];&quot; &quot;;[.$X7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CONCATENATE([.$W73];&quot; &quot;;[.$X73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NCATENATE([.$W74];&quot; &quot;;[.$X7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CONCATENATE([.$W74];&quot; &quot;;[.$X7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CONCATENATE([.$W74];&quot; &quot;;[.$X7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CONCATENATE([.$W74];&quot; &quot;;[.$X7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CONCATENATE([.$W74];&quot; &quot;;[.$X74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NCATENATE([.$W75];&quot; &quot;;[.$X7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CONCATENATE([.$W75];&quot; &quot;;[.$X7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CONCATENATE([.$W75];&quot; &quot;;[.$X7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CONCATENATE([.$W75];&quot; &quot;;[.$X7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CONCATENATE([.$W75];&quot; &quot;;[.$X75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NCATENATE([.$W76];&quot; &quot;;[.$X7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CONCATENATE([.$W76];&quot; &quot;;[.$X7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CONCATENATE([.$W76];&quot; &quot;;[.$X7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CONCATENATE([.$W76];&quot; &quot;;[.$X7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CONCATENATE([.$W76];&quot; &quot;;[.$X76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NCATENATE([.$W77];&quot; &quot;;[.$X7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CONCATENATE([.$W77];&quot; &quot;;[.$X7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CONCATENATE([.$W77];&quot; &quot;;[.$X7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CONCATENATE([.$W77];&quot; &quot;;[.$X7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CONCATENATE([.$W77];&quot; &quot;;[.$X77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 table:number-rows-repeated="2">
          <table:table-cell table:style-name="Default" table:number-columns-repeated="20"/>
          <table:table-cell table:number-columns-repeated="1636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fdsc</text:p>
          </table:table-cell>
          <table:table-cell table:style-name="Default" office:value-type="string" calcext:value-type="string">
            <text:p>evef</text:p>
          </table:table-cell>
          <table:table-cell table:style-name="Default" office:value-type="string" calcext:value-type="string">
            <text:p>ervf </text:p>
          </table:table-cell>
          <table:table-cell table:style-name="Default" office:value-type="string" calcext:value-type="string">
            <text:p>rvcd</text:p>
          </table:table-cell>
          <table:table-cell table:style-name="Default" table:number-columns-repeated="14"/>
          <table:table-cell table:number-columns-repeated="16364"/>
        </table:table-row>
        <table:table-row table:style-name="ro1">
          <table:table-cell table:style-name="Default"/>
          <table:table-cell table:style-name="Default" office:value-type="float" office:value="85" calcext:value-type="float">
            <text:p>85</text:p>
          </table:table-cell>
          <table:table-cell table:style-name="Default" table:number-columns-repeated="18"/>
          <table:table-cell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bian Atz</meta:initial-creator>
    <meta:creation-date>2024-10-17T19:53:12</meta:creation-date>
    <dc:date>2024-11-12T15:41:01.717283588</dc:date>
    <meta:editing-duration>PT12M5S</meta:editing-duration>
    <meta:generator>LibreOffice/24.2.6.2$Linux_X86_64 LibreOffice_project/420$Build-2</meta:generator>
    <meta:editing-cycles>4</meta:editing-cycles>
    <meta:document-statistic meta:table-count="1" meta:cell-count="792" meta:object-count="0"/>
    <meta:user-defined meta:name="AppVersion">16.0300</meta:user-defined>
  </office:meta>
</office:document-meta>
</file>